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2269587997142" calcext:value-type="float">
            <text:p>53,23</text:p>
          </table:table-cell>
          <table:table-cell table:style-name="ce3" table:formula="of:=([.F2]/12597)*100" office:value-type="float" office:value="46.7730412002858" calcext:value-type="float">
            <text:p>46,77</text:p>
          </table:table-cell>
          <table:table-cell/>
          <table:table-cell table:style-name="ce4" table:formula="of:=[.E18]+[.H18]" office:value-type="float" office:value="6705" calcext:value-type="float">
            <text:p>6705</text:p>
          </table:table-cell>
          <table:table-cell table:formula="of:=12597-[.E2]" office:value-type="float" office:value="5892" calcext:value-type="float">
            <text:p>5892</text:p>
          </table:table-cell>
          <table:table-cell office:value-type="float" office:value="189.367247105" calcext:value-type="float">
            <text:p>189,367247105</text:p>
          </table:table-cell>
          <table:table-cell office:value-type="float" office:value="0.109792947769" calcext:value-type="float">
            <text:p>0,10979294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021274906724" calcext:value-type="float">
            <text:p>95,60</text:p>
          </table:table-cell>
          <table:table-cell table:style-name="ce3" table:formula="of:=([.F3]/12597)*100" office:value-type="float" office:value="4.39787250932762" calcext:value-type="float">
            <text:p>4,40</text:p>
          </table:table-cell>
          <table:table-cell/>
          <table:table-cell table:style-name="ce4" table:formula="of:=[.E19]+[.H19]" office:value-type="float" office:value="12043" calcext:value-type="float">
            <text:p>12043</text:p>
          </table:table-cell>
          <table:table-cell table:formula="of:=12597-[.E3]" office:value-type="float" office:value="554" calcext:value-type="float">
            <text:p>554</text:p>
          </table:table-cell>
          <table:table-cell office:value-type="float" office:value="197.512564898" calcext:value-type="float">
            <text:p>197,512564898</text:p>
          </table:table-cell>
          <table:table-cell office:value-type="float" office:value="0.117282152176" calcext:value-type="float">
            <text:p>0,11728215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6576962768913" calcext:value-type="float">
            <text:p>95,66</text:p>
          </table:table-cell>
          <table:table-cell table:style-name="ce3" table:formula="of:=([.F4]/12597)*100" office:value-type="float" office:value="4.34230372310868" calcext:value-type="float">
            <text:p>4,34</text:p>
          </table:table-cell>
          <table:table-cell/>
          <table:table-cell table:style-name="ce4" table:formula="of:=[.E20]+[.H20]" office:value-type="float" office:value="12050" calcext:value-type="float">
            <text:p>12050</text:p>
          </table:table-cell>
          <table:table-cell table:formula="of:=12597-[.E4]" office:value-type="float" office:value="547" calcext:value-type="float">
            <text:p>547</text:p>
          </table:table-cell>
          <table:table-cell office:value-type="float" office:value="87.7269790173" calcext:value-type="float">
            <text:p>87,7269790173</text:p>
          </table:table-cell>
          <table:table-cell office:value-type="float" office:value="0.124989032745" calcext:value-type="float">
            <text:p>0,12498903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4989283162658" calcext:value-type="float">
            <text:p>95,50</text:p>
          </table:table-cell>
          <table:table-cell table:style-name="ce3" table:formula="of:=([.F5]/12597)*100" office:value-type="float" office:value="4.50107168373422" calcext:value-type="float">
            <text:p>4,50</text:p>
          </table:table-cell>
          <table:table-cell/>
          <table:table-cell table:style-name="ce4" table:formula="of:=[.E21]+[.H21]" office:value-type="float" office:value="12030" calcext:value-type="float">
            <text:p>12030</text:p>
          </table:table-cell>
          <table:table-cell table:formula="of:=12597-[.E5]" office:value-type="float" office:value="567" calcext:value-type="float">
            <text:p>567</text:p>
          </table:table-cell>
          <table:table-cell office:value-type="float" office:value="68.6878709793" calcext:value-type="float">
            <text:p>68,6878709793</text:p>
          </table:table-cell>
          <table:table-cell office:value-type="float" office:value="0.132369995117" calcext:value-type="float">
            <text:p>0,13236999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7370802572041" calcext:value-type="float">
            <text:p>95,74</text:p>
          </table:table-cell>
          <table:table-cell table:style-name="ce3" table:formula="of:=([.F6]/12597)*100" office:value-type="float" office:value="4.2629197427959" calcext:value-type="float">
            <text:p>4,26</text:p>
          </table:table-cell>
          <table:table-cell/>
          <table:table-cell table:style-name="ce4" table:formula="of:=[.E22]+[.H22]" office:value-type="float" office:value="12060" calcext:value-type="float">
            <text:p>12060</text:p>
          </table:table-cell>
          <table:table-cell table:formula="of:=12597-[.E6]" office:value-type="float" office:value="537" calcext:value-type="float">
            <text:p>537</text:p>
          </table:table-cell>
          <table:table-cell office:value-type="float" office:value="153.966933966" calcext:value-type="float">
            <text:p>153,966933966</text:p>
          </table:table-cell>
          <table:table-cell office:value-type="float" office:value="0.14169216156" calcext:value-type="float">
            <text:p>0,14169216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6418194808288" calcext:value-type="float">
            <text:p>95,64</text:p>
          </table:table-cell>
          <table:table-cell table:style-name="ce3" table:formula="of:=([.F7]/12597)*100" office:value-type="float" office:value="4.35818051917123" calcext:value-type="float">
            <text:p>4,36</text:p>
          </table:table-cell>
          <table:table-cell/>
          <table:table-cell table:style-name="ce4" table:formula="of:=[.E23]+[.H23]" office:value-type="float" office:value="12048" calcext:value-type="float">
            <text:p>12048</text:p>
          </table:table-cell>
          <table:table-cell table:formula="of:=12597-[.E7]" office:value-type="float" office:value="549" calcext:value-type="float">
            <text:p>549</text:p>
          </table:table-cell>
          <table:table-cell office:value-type="float" office:value="98.8758540154" calcext:value-type="float">
            <text:p>98,8758540154</text:p>
          </table:table-cell>
          <table:table-cell office:value-type="float" office:value="0.148655891418" calcext:value-type="float">
            <text:p>0,14865589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7767722473605" calcext:value-type="float">
            <text:p>95,78</text:p>
          </table:table-cell>
          <table:table-cell table:style-name="ce3" table:formula="of:=([.F8]/12597)*100" office:value-type="float" office:value="4.22322775263952" calcext:value-type="float">
            <text:p>4,22</text:p>
          </table:table-cell>
          <table:table-cell/>
          <table:table-cell table:style-name="ce4" table:formula="of:=[.E24]+[.H24]" office:value-type="float" office:value="12065" calcext:value-type="float">
            <text:p>12065</text:p>
          </table:table-cell>
          <table:table-cell table:formula="of:=12597-[.E8]" office:value-type="float" office:value="532" calcext:value-type="float">
            <text:p>532</text:p>
          </table:table-cell>
          <table:table-cell office:value-type="float" office:value="132.439601898" calcext:value-type="float">
            <text:p>132,439601898</text:p>
          </table:table-cell>
          <table:table-cell office:value-type="float" office:value="0.157302856445" calcext:value-type="float">
            <text:p>0,15730285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5465587044534" calcext:value-type="float">
            <text:p>95,55</text:p>
          </table:table-cell>
          <table:table-cell table:style-name="ce3" table:formula="of:=([.F9]/12597)*100" office:value-type="float" office:value="4.45344129554656" calcext:value-type="float">
            <text:p>4,45</text:p>
          </table:table-cell>
          <table:table-cell/>
          <table:table-cell table:style-name="ce4" table:formula="of:=[.E25]+[.H25]" office:value-type="float" office:value="12036" calcext:value-type="float">
            <text:p>12036</text:p>
          </table:table-cell>
          <table:table-cell table:formula="of:=12597-[.E9]" office:value-type="float" office:value="561" calcext:value-type="float">
            <text:p>561</text:p>
          </table:table-cell>
          <table:table-cell office:value-type="float" office:value="126.310715914" calcext:value-type="float">
            <text:p>126,310715914</text:p>
          </table:table-cell>
          <table:table-cell office:value-type="float" office:value="0.165169000626" calcext:value-type="float">
            <text:p>0,16516900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8799714217671" calcext:value-type="float">
            <text:p>95,88</text:p>
          </table:table-cell>
          <table:table-cell table:style-name="ce3" table:formula="of:=([.F10]/12597)*100" office:value-type="float" office:value="4.12002857823291" calcext:value-type="float">
            <text:p>4,12</text:p>
          </table:table-cell>
          <table:table-cell/>
          <table:table-cell table:style-name="ce4" table:formula="of:=[.E26]+[.H26]" office:value-type="float" office:value="12078" calcext:value-type="float">
            <text:p>12078</text:p>
          </table:table-cell>
          <table:table-cell table:formula="of:=12597-[.E10]" office:value-type="float" office:value="519" calcext:value-type="float">
            <text:p>519</text:p>
          </table:table-cell>
          <table:table-cell office:value-type="float" office:value="70.225153923" calcext:value-type="float">
            <text:p>70,225153923</text:p>
          </table:table-cell>
          <table:table-cell office:value-type="float" office:value="0.17662191391" calcext:value-type="float">
            <text:p>0,17662191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4333571485274" calcext:value-type="float">
            <text:p>53,43</text:p>
          </table:table-cell>
          <table:table-cell table:style-name="ce3" table:formula="of:=([.F11]/12597)*100" office:value-type="float" office:value="46.5666428514726" calcext:value-type="float">
            <text:p>46,57</text:p>
          </table:table-cell>
          <table:table-cell/>
          <table:table-cell table:style-name="ce4" table:formula="of:=[.E27]+[.H27]" office:value-type="float" office:value="6731" calcext:value-type="float">
            <text:p>6731</text:p>
          </table:table-cell>
          <table:table-cell table:formula="of:=12597-[.E11]" office:value-type="float" office:value="5866" calcext:value-type="float">
            <text:p>5866</text:p>
          </table:table-cell>
          <table:table-cell office:value-type="float" office:value="100.643471003" calcext:value-type="float">
            <text:p>100,643471003</text:p>
          </table:table-cell>
          <table:table-cell office:value-type="float" office:value="0.183338165283" calcext:value-type="float">
            <text:p>0,183338165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001270143685" calcext:value-type="float">
            <text:p>87,2001270144</text:p>
          </table:table-cell>
          <table:table-cell table:formula="of:=AVERAGE([.C2:.C11])" office:value-type="float" office:value="12.7998729856315" calcext:value-type="float">
            <text:p>12,79987298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4.6" calcext:value-type="float">
            <text:p>10984,6</text:p>
          </table:table-cell>
          <table:table-cell table:formula="of:=AVERAGE([.F2:.F11])" office:value-type="float" office:value="1612.4" calcext:value-type="float">
            <text:p>1612,4</text:p>
          </table:table-cell>
          <table:table-cell table:formula="of:=SUM([.G2:.G11])/10" office:value-type="float" office:value="122.5756392719" calcext:value-type="float">
            <text:p>122,5756392719</text:p>
          </table:table-cell>
          <table:table-cell table:formula="of:=SUM([.H2:.H11])/10" office:value-type="float" office:value="0.1457214117049" calcext:value-type="float">
            <text:p>0,14572141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9" calcext:value-type="float">
            <text:p>4269</text:p>
          </table:table-cell>
          <table:table-cell table:formula="of:=AVERAGE([.G18:.G27])" office:value-type="float" office:value="1593.8" calcext:value-type="float">
            <text:p>1593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table:formula="of:=12597-SUM([.E18:.G18])" office:value-type="float" office:value="6705" calcext:value-type="float">
            <text:p>670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6" calcext:value-type="float">
            <text:p>18,6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334" calcext:value-type="float">
            <text:p>5334</text:p>
          </table:table-cell>
          <table:table-cell office:value-type="float" office:value="33" calcext:value-type="float">
            <text:p>33</text:p>
          </table:table-cell>
          <table:table-cell office:value-type="float" office:value="521" calcext:value-type="float">
            <text:p>521</text:p>
          </table:table-cell>
          <table:table-cell table:formula="of:=12597-SUM([.E19:.G19])" office:value-type="float" office:value="6709" calcext:value-type="float">
            <text:p>670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96" calcext:value-type="float">
            <text:p>5296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table:formula="of:=12597-SUM([.E20:.G20])" office:value-type="float" office:value="6754" calcext:value-type="float">
            <text:p>67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9" calcext:value-type="float">
            <text:p>4269</text:p>
          </table:table-cell>
          <table:table-cell table:number-columns-repeated="2"/>
          <table:table-cell office:value-type="float" office:value="5342" calcext:value-type="float">
            <text:p>5342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table:formula="of:=12597-SUM([.E21:.G21])" office:value-type="float" office:value="6688" calcext:value-type="float">
            <text:p>668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6" calcext:value-type="float">
            <text:p>18,6</text:p>
          </table:table-cell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3.8" calcext:value-type="float">
            <text:p>1593,8</text:p>
          </table:table-cell>
          <table:table-cell table:number-columns-repeated="2"/>
          <table:table-cell office:value-type="float" office:value="5327" calcext:value-type="float">
            <text:p>5327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table:formula="of:=12597-SUM([.E23:.G23])" office:value-type="float" office:value="6721" calcext:value-type="float">
            <text:p>67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formula="of:=12597-SUM([.E24:.G24])" office:value-type="float" office:value="6735" calcext:value-type="float">
            <text:p>673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16" calcext:value-type="float">
            <text:p>16</text:p>
          </table:table-cell>
          <table:table-cell office:value-type="float" office:value="545" calcext:value-type="float">
            <text:p>545</text:p>
          </table:table-cell>
          <table:table-cell table:formula="of:=12597-SUM([.E25:.G25])" office:value-type="float" office:value="6682" calcext:value-type="float">
            <text:p>668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92" calcext:value-type="float">
            <text:p>5392</text:p>
          </table:table-cell>
          <table:table-cell office:value-type="float" office:value="18" calcext:value-type="float">
            <text:p>18</text:p>
          </table:table-cell>
          <table:table-cell office:value-type="float" office:value="501" calcext:value-type="float">
            <text:p>501</text:p>
          </table:table-cell>
          <table:table-cell table:formula="of:=12597-SUM([.E26:.G26])" office:value-type="float" office:value="6686" calcext:value-type="float">
            <text:p>668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66" calcext:value-type="float">
            <text:p>5866</text:p>
          </table:table-cell>
          <table:table-cell table:formula="of:=12597-SUM([.E27:.G27])" office:value-type="float" office:value="6731" calcext:value-type="float">
            <text:p>673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2001270143685" calcext:value-type="float">
            <text:p>0,8720012701</text:p>
          </table:table-cell>
          <table:table-cell table:number-columns-repeated="2"/>
          <table:table-cell table:formula="of:=SUM([.E18:.E27])/10" office:value-type="float" office:value="4269" calcext:value-type="float">
            <text:p>4269</text:p>
          </table:table-cell>
          <table:table-cell table:formula="of:=SUM([.F18:.F27])/10" office:value-type="float" office:value="18.6" calcext:value-type="float">
            <text:p>18,6</text:p>
          </table:table-cell>
          <table:table-cell table:formula="of:=SUM([.G18:.G27])/10" office:value-type="float" office:value="1593.8" calcext:value-type="float">
            <text:p>1593,8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7998729856315" calcext:value-type="float">
            <text:p>0,1279987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8150371835983" calcext:value-type="float">
            <text:p>0,7281503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37979269995" calcext:value-type="float">
            <text:p>0,99723797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20:41.860737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7S</meta:editing-duration>
    <meta:editing-cycles>6</meta:editing-cycles>
    <meta:generator>LibreOffice/5.1.6.2$Linux_X86_64 LibreOffice_project/10m0$Build-2</meta:generator>
    <dc:date>2018-01-20T03:21:40.249862010</dc:date>
    <meta:document-statistic meta:table-count="1" meta:cell-count="167" meta:object-count="0"/>
  </office:meta>
</office:document-meta>
</file>